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f4d4"/>
    </style:style>
    <style:style style:name="P2" style:family="paragraph" style:parent-style-name="Standard">
      <style:text-properties officeooo:paragraph-rsid="00130295"/>
    </style:style>
    <style:style style:name="T1" style:family="text">
      <style:text-properties officeooo:rsid="001302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in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2" draw:name="Object1" text:anchor-type="as-char" svg:y="-0.1728in" svg:width="2.1161in" svg:height="0.2339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y="-0.1528in" svg:width="1.7429in" svg:height="0.213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1" draw:name="Object3" text:anchor-type="as-char" svg:y="-0.2681in" svg:width="1.3181in" svg:height="0.4437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2"><draw:frame draw:style-name="fr1" draw:name="Object4" text:anchor-type="as-char" svg:y="-0.2693in" svg:width="1.5102in" svg:height="0.4437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2"><text:span text:style-name="T1">Par→TDM Sample Rate:</text:span></text:p>
      <text:p text:style-name="P2"/>
      <text:p text:style-name="P2"><draw:frame draw:style-name="fr1" draw:name="Object5" text:anchor-type="as-char" svg:y="-0.2693in" svg:width="2.3071in" svg:height="0.420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20:31:29.723971781</meta:creation-date>
    <dc:date>2026-02-25T07:45:40.197535550</dc:date>
    <meta:editing-duration>PT27M23S</meta:editing-duration>
    <meta:editing-cycles>5</meta:editing-cycles>
    <meta:generator>LibreOffice/24.2.7.2$Linux_X86_64 LibreOffice_project/420$Build-2</meta:generator>
    <meta:print-date>2026-02-25T07:32:25.935492933</meta:print-date>
    <meta:printed-by>PDF files</meta:printed-by>
    <meta:document-statistic meta:table-count="0" meta:image-count="0" meta:object-count="5" meta:page-count="1" meta:paragraph-count="6" meta:word-count="3" meta:character-count="20" meta:non-whitespace-character-count="18"/>
  </office:meta>
</office:document-meta>
</file>

<file path=Object 1/content.xml><?xml version="1.0" encoding="utf-8"?>
<math xmlns="http://www.w3.org/1998/Math/MathML" display="block">
  <semantics>
    <mrow>
      <msub>
        <mi mathvariant="italic">Gain</mi>
        <mi mathvariant="italic">CIC</mi>
      </msub>
      <mo stretchy="false">=</mo>
      <msup>
        <mrow>
          <mo fence="true" form="prefix" stretchy="false">(</mo>
          <mrow>
            <mrow>
              <mtext>Ratio</mtext>
              <mo stretchy="false">⋅</mo>
              <mtext>DiffDelay</mtext>
            </mrow>
          </mrow>
          <mo fence="true" form="postfix" stretchy="false">)</mo>
        </mrow>
        <mtext>Order</mtext>
      </msup>
    </mrow>
    <annotation encoding="StarMath 5.0">Gain_CIC = ("Ratio" cdot "DiffDelay")^"Order"</annotation>
  </semantics>
</math>
</file>

<file path=Object 2/content.xml><?xml version="1.0" encoding="utf-8"?>
<math xmlns="http://www.w3.org/1998/Math/MathML" display="block">
  <semantics>
    <mrow>
      <mrow>
        <mi mathvariant="italic">Shift</mi>
        <mo stretchy="false">=</mo>
        <mi mathvariant="italic">ceil</mi>
      </mrow>
      <mrow>
        <mo fence="true" form="prefix" stretchy="false">(</mo>
        <mrow>
          <mrow>
            <msub>
              <mi>log</mi>
              <mn>2</mn>
            </msub>
            <mrow>
              <mo fence="true" form="prefix" stretchy="false">(</mo>
              <mrow>
                <msub>
                  <mi mathvariant="italic">Gain</mi>
                  <mi mathvariant="italic">CC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Shift = ceil(log_2(Gain_CC))</annotation>
  </semantics>
</math>
</file>

<file path=Object 3/content.xml><?xml version="1.0" encoding="utf-8"?>
<math xmlns="http://www.w3.org/1998/Math/MathML" display="block">
  <semantics>
    <mrow>
      <mi mathvariant="italic">GainCorr</mi>
      <mo stretchy="false">=</mo>
      <mfrac>
        <msup>
          <mn>2</mn>
          <mi mathvariant="italic">Shift</mi>
        </msup>
        <msub>
          <mi mathvariant="italic">Gain</mi>
          <mi mathvariant="italic">CC</mi>
        </msub>
      </mfrac>
    </mrow>
    <annotation encoding="StarMath 5.0">GainCorr = 2^Shift over Gain_CC</annotation>
  </semantics>
</math>
</file>

<file path=Object 4/content.xml><?xml version="1.0" encoding="utf-8"?>
<math xmlns="http://www.w3.org/1998/Math/MathML" display="block">
  <semantics>
    <mrow>
      <msub>
        <mi mathvariant="italic">Gain</mi>
        <mi mathvariant="italic">NoGainCorr</mi>
      </msub>
      <mo stretchy="false">=</mo>
      <mfrac>
        <msub>
          <mi mathvariant="italic">Gain</mi>
          <mi mathvariant="italic">CC</mi>
        </msub>
        <msup>
          <mn>2</mn>
          <mi mathvariant="italic">Shift</mi>
        </msup>
      </mfrac>
    </mrow>
    <annotation encoding="StarMath 5.0">Gain_NoGainCorr = Gain_CC over 2^Shift</annotation>
  </semantics>
</math>
</file>

<file path=Object 5/content.xml><?xml version="1.0" encoding="utf-8"?>
<math xmlns="http://www.w3.org/1998/Math/MathML" display="block">
  <semantics>
    <mrow>
      <msub>
        <mi>F</mi>
        <mrow>
          <mi mathvariant="italic">Sample</mi>
          <mi>,</mi>
          <mi mathvariant="italic">Out</mi>
        </mrow>
      </msub>
      <mo stretchy="false">=</mo>
      <mfrac>
        <msub>
          <mi>F</mi>
          <mrow>
            <mi mathvariant="italic">Sample</mi>
            <mi>,</mi>
            <mtext>In</mtext>
          </mrow>
        </msub>
        <mtext>Ratio_g</mtext>
      </mfrac>
      <mo stretchy="false">&lt;</mo>
      <mfrac>
        <msub>
          <mi>F</mi>
          <mi mathvariant="italic">Clk</mi>
        </msub>
        <mtext>Channels_g</mtext>
      </mfrac>
    </mrow>
    <annotation encoding="StarMath 5.0">F_{Sample,Out} = F_{Sample,"In"} over "Ratio_g" &lt; F_Clk over "Channels_g"</annotation>
  </semantics>
</math>
</file>